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Hiragino Kaku Gothic Pro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Hiragino Kaku Gothic Pro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style:font-name="Hiragino Kaku Gothic Pro" fo:font-size="10pt" fo:font-style="normal" style:font-name-asian="CourierNewPS-ItalicMT" style:font-size-asian="10pt" style:font-style-asian="normal" style:font-name-complex="CourierNewPS-ItalicMT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999966"/>
    </style:style>
    <style:style style:name="T2" style:family="text">
      <style:text-properties fo:color="#999966" style:font-name="Hiragino Kaku Gothic Pro"/>
    </style:style>
    <style:style style:name="T3" style:family="text">
      <style:text-properties fo:color="#999966" fo:font-style="normal" style:font-name-asian="CourierNewPS-ItalicMT" style:font-style-asian="normal" style:font-name-complex="CourierNewPS-ItalicMT" style:font-style-complex="normal"/>
    </style:style>
    <style:style style:name="T4" style:family="text">
      <style:text-properties style:font-name="Hiragino Kaku Gothic Pro"/>
    </style:style>
    <style:style style:name="T5" style:family="text">
      <style:text-properties fo:color="#ff0000"/>
    </style:style>
    <style:style style:name="T6" style:family="text">
      <style:text-properties fo:color="#0066ff"/>
    </style:style>
    <style:style style:name="T7" style:family="text">
      <style:text-properties fo:color="#0066ff" style:font-name="Hiragino Kaku Gothic Pro"/>
    </style:style>
    <style:style style:name="T8" style:family="text">
      <style:text-properties fo:color="#0000ff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style="normal" style:font-name-asian="CourierNewPS-ItalicMT" style:font-style-asian="normal" style:font-name-complex="CourierNewPS-ItalicM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RNARD henri</text:p>
      <text:p text:style-name="P2"/>
      <text:p text:style-name="P1">Question nº1 : Serveur Réservation (père)</text:p>
      <text:p text:style-name="P1"/>
      <text:p text:style-name="P3">{</text:p>
      <text:p text:style-name="P3"><text:tab/><text:span text:style-name="T6">int<text:tab/></text:span>ret ;</text:p>
      <text:p text:style-name="P3"><text:tab/><text:span text:style-name="T6">extern</text:span><text:span text:style-name="T8"><text:tab/></text:span>intr(t_pidlist *list) ;</text:p>
      <text:p text:style-name="P3"/>
      <text:p text:style-name="P3"><text:span text:style-name="T1"><text:tab/>/* Il faut terminer les processus fils proprement <text:s/>via la réception des signaux de la mort <text:tab/>des fils*/</text:span></text:p>
      <text:p text:style-name="P3"><text:tab/>signal (SIGCHLD, intr(&amp;list) ) ;</text:p>
      <text:p text:style-name="P3"/>
      <text:p text:style-name="P3"><text:tab/><text:span text:style-name="T1">/* Boucle infini afin de traiter en continu les demandes de réservation */</text:span></text:p>
      <text:p text:style-name="P3"><text:tab/><text:span text:style-name="T5">while</text:span> (1)</text:p>
      <text:p text:style-name="P3"><text:tab/>{</text:p>
      <text:p text:style-name="P3"><text:tab/><text:tab/><text:span text:style-name="T1">/* Réception des messages (bloquant donc en attente de message dans la MSQ)*/</text:span></text:p>
      <text:p text:style-name="P3"><text:tab/><text:tab/>msgrcv(msqid, &amp;msg, sizeof(msg), 2, 0) ;</text:p>
      <text:p text:style-name="P3"><text:tab/><text:tab/></text:p>
      <text:p text:style-name="P3"><text:tab/><text:tab/><text:span text:style-name="T1">/* Message système de terminaison du programme */</text:span></text:p>
      <text:p text:style-name="P3"><text:tab/><text:tab/><text:span text:style-name="T5">if</text:span> (msg.id_spectacle &lt; 0)</text:p>
      <text:p text:style-name="P3"><text:tab/><text:tab/>{</text:p>
      <text:p text:style-name="P3"><text:tab/><text:tab/><text:tab/><text:span text:style-name="T1">/* Destruction du processus consultation (son père)*/</text:span></text:p>
      <text:p text:style-name="P3"><text:tab/><text:tab/><text:tab/>kill(getppid(), SIGKILL) ;</text:p>
      <text:p text:style-name="P3"><text:tab/><text:tab/><text:tab/><text:span text:style-name="T1">/* Destruction des fils en cours via un SIGKILL sur chaque PID de la liste */</text:span></text:p>
      <text:p text:style-name="P3"><text:tab/><text:tab/><text:tab/>ft_kill_list(&amp;list) ;</text:p>
      <text:p text:style-name="P3"><text:tab/><text:tab/><text:tab/><text:span text:style-name="T1">/* Libération de la MSQ */</text:span></text:p>
      <text:p text:style-name="P4"><text:span text:style-name="T9"><text:tab/><text:tab/><text:tab/></text:span><text:span text:style-name="T11">msgctl(msqid, IPC_RMID, NULL);</text:span></text:p>
      <text:p text:style-name="P4"><text:span text:style-name="T11"><text:tab/><text:tab/><text:tab/></text:span><text:span text:style-name="T3">/* Libération du sémaphore */</text:span></text:p>
      <text:p text:style-name="P5"><text:tab/><text:tab/><text:tab/>semctl(semid, 0, IPC_RMID, 0) ;</text:p>
      <text:p text:style-name="P4"><text:span text:style-name="T11"><text:tab/><text:tab/><text:tab/></text:span><text:span text:style-name="T3">/* Détachement de la mémoire */</text:span></text:p>
      <text:p text:style-name="P5"><text:tab/><text:tab/><text:tab/>shmdt(mem) ;</text:p>
      <text:p text:style-name="P4"><text:span text:style-name="T11"><text:tab/><text:tab/><text:tab/></text:span><text:span text:style-name="T3">/* Destruction du segment mémoire */</text:span></text:p>
      <text:p text:style-name="P3"><text:tab/><text:tab/><text:tab/>shmctl(shmid, IPC_RMID, NULL) ;</text:p>
      <text:p text:style-name="P3"><text:tab/><text:tab/><text:tab/><text:span text:style-name="T1">/* Terminaison du programme */</text:span></text:p>
      <text:p text:style-name="P3"><text:tab/><text:tab/><text:tab/><text:span text:style-name="T6">exit</text:span>(0) ;</text:p>
      <text:p text:style-name="P3"><text:tab/><text:tab/>}</text:p>
      <text:p text:style-name="P3"><text:tab/><text:tab/><text:span text:style-name="T1">/* Creation du fils qui va s'occuper de la demande*/</text:span></text:p>
      <text:p text:style-name="P3"><text:tab/><text:tab/>ret = fork() ;</text:p>
      <text:p text:style-name="P3"><text:tab/><text:tab/><text:span text:style-name="T5">if</text:span> (ret == 0)</text:p>
      <text:p text:style-name="P3"><text:tab/><text:tab/>{</text:p>
      <text:p text:style-name="P3"><text:tab/><text:tab/><text:tab/><text:span text:style-name="T1">/* Processus fils */</text:span></text:p>
      <text:p text:style-name="P3"><text:tab/><text:tab/>}</text:p>
      <text:p text:style-name="P3"><text:tab/><text:tab/><text:span text:style-name="T5">else</text:span></text:p>
      <text:p text:style-name="P3"><text:tab/><text:tab/><text:tab/><text:span text:style-name="T1">/* Ajout du PID du fils en cours dans une liste chaînée pour enregistrer les <text:tab/><text:tab/><text:tab/>différents fils en cours d’exécution */</text:span></text:p>
      <text:p text:style-name="P3"><text:tab/><text:tab/><text:tab/><text:span text:style-name="T10">ft_add_list(&amp;list, ret) ;</text:span></text:p>
      <text:p text:style-name="P3"><text:tab/>}</text:p>
      <text:p text:style-name="P3">}</text:p>
      <text:p text:style-name="P3"><text:soft-page-break/></text:p>
      <text:p text:style-name="P3">void<text:tab/><text:tab/>intr(t_pidlist *list)</text:p>
      <text:p text:style-name="P3">{</text:p>
      <text:p text:style-name="P3"><text:span text:style-name="T4"><text:tab/></text:span><text:span text:style-name="T7">int</text:span><text:span text:style-name="T4"> ret ;</text:span></text:p>
      <text:p text:style-name="P3"><text:span text:style-name="T4"><text:tab/></text:span><text:span text:style-name="T2">/* R</text:span><text:span text:style-name="T1">é</text:span><text:span text:style-name="T2">cup</text:span><text:span text:style-name="T1">é</text:span><text:span text:style-name="T2">ration du PID du fils  */</text:span></text:p>
      <text:p text:style-name="P3"><text:tab/>if ((ret = wait())!= -1)</text:p>
      <text:p text:style-name="P3"><text:span text:style-name="T4"><text:tab/><text:tab/></text:span><text:span text:style-name="T2">/* Si il n'y a pas de problème, destruction du maillon contenant ce PID de la liste */</text:span></text:p>
      <text:p text:style-name="P3"><text:tab/><text:tab/>ft_list_remove(list, ret) 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6:26:48</meta:creation-date>
    <dc:date>2019-01-26T14:47:06</dc:date>
    <dc:creator>bill tremendous</dc:creator>
    <meta:editing-duration>PT47M31S</meta:editing-duration>
    <meta:editing-cycles>6</meta:editing-cycles>
    <meta:generator>OpenOffice/4.1.5$Unix OpenOffice.org_project/415m1$Build-9789</meta:generator>
    <meta:document-statistic meta:table-count="0" meta:image-count="0" meta:object-count="0" meta:page-count="2" meta:paragraph-count="50" meta:word-count="252" meta:character-count="1499"/>
  </office:meta>
</office:document-meta>
</file>